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4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7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0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2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3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T14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6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7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P1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 fo:hyphenate="true"/>
    </style:style>
    <style:style style:name="P2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1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22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2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4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25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T26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2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8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29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3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1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32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3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4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35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3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7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38" style:parent-style-name="Policepardéfaut" style:family="text"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3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4" style:parent-style-name="Normal" style:family="paragraph">
      <style:paragraph-properties fo:widows="2" fo:orphans="2" style:vertical-align="auto" style:line-height-at-least="0.2083in" fo:background-color="#282A36"/>
      <style:text-properties fo:hyphenate="true"/>
    </style:style>
    <style:style style:name="T45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46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47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48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49" style:parent-style-name="Policepardéfaut" style:family="text">
      <style:text-properties style:font-name-asian="Times New Roman" style:font-name-complex="Times New Roman" fo:color="#BD93F9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50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P51" style:parent-style-name="Normal" style:family="paragraph">
      <style:paragraph-properties fo:widows="2" fo:orphans="2" style:vertical-align="auto" style:line-height-at-least="0.2083in" fo:background-color="#282A36"/>
      <style:text-properties fo:hyphenate="true"/>
    </style:style>
    <style:style style:name="T52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53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54" style:parent-style-name="Policepardéfaut" style:family="text">
      <style:text-properties style:font-name-asian="Times New Roman" style:font-name-complex="Times New Roman" fo:color="#50FA7B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55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P56" style:parent-style-name="Normal" style:family="paragraph">
      <style:paragraph-properties fo:widows="2" fo:orphans="2" style:vertical-align="auto" style:line-height-at-least="0.2083in" fo:background-color="#282A36"/>
      <style:text-properties fo:hyphenate="true"/>
    </style:style>
    <style:style style:name="T57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58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59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60" style:parent-style-name="Policepardéfaut" style:family="text">
      <style:text-properties style:font-name-asian="Times New Roman" style:font-name-complex="Times New Roman" fo:color="#8BE9FD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61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62" style:parent-style-name="Policepardéfaut" style:family="text">
      <style:text-properties style:font-name-asian="Times New Roman" style:font-name-complex="Times New Roman" fo:color="#50FA7B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63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64" style:parent-style-name="Policepardéfaut" style:family="text">
      <style:text-properties style:font-name-asian="Times New Roman" style:font-name-complex="Times New Roman" fo:color="#BD93F9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T65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en" fo:country="US" style:language-asian="fr" style:country-asian="FR" style:language-complex="ar" style:country-complex="SA"/>
    </style:style>
    <style:style style:name="P66" style:parent-style-name="Normal" style:family="paragraph">
      <style:paragraph-properties fo:widows="2" fo:orphans="2" style:vertical-align="auto" style:line-height-at-least="0.2083in" fo:background-color="#282A36"/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 fo:hyphenate="true"/>
    </style:style>
    <style:style style:name="P67" style:parent-style-name="Normal" style:family="paragraph">
      <style:paragraph-properties fo:widows="2" fo:orphans="2" style:vertical-align="auto" style:line-height-at-least="0.2083in" fo:background-color="#282A36"/>
      <style:text-properties fo:hyphenate="true"/>
    </style:style>
    <style:style style:name="T68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69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70" style:parent-style-name="Policepardéfaut" style:family="text">
      <style:text-properties style:font-name-asian="Times New Roman" style:font-name-complex="Times New Roman" fo:color="#50FA7B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71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P72" style:parent-style-name="Normal" style:family="paragraph">
      <style:paragraph-properties fo:widows="2" fo:orphans="2" style:vertical-align="auto" style:line-height-at-least="0.2083in" fo:background-color="#282A36"/>
      <style:text-properties fo:hyphenate="true"/>
    </style:style>
    <style:style style:name="T73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74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75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76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77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78" style:parent-style-name="Policepardéfaut" style:family="text">
      <style:text-properties style:font-name-asian="Times New Roman" style:font-name-complex="Times New Roman" fo:color="#BD93F9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79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P80" style:parent-style-name="Normal" style:family="paragraph">
      <style:paragraph-properties fo:widows="2" fo:orphans="2" style:vertical-align="auto" style:line-height-at-least="0.2083in" fo:background-color="#282A36"/>
      <style:text-properties fo:hyphenate="true"/>
    </style:style>
    <style:style style:name="T81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82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83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P84" style:parent-style-name="Normal" style:family="paragraph">
      <style:paragraph-properties fo:widows="2" fo:orphans="2" style:vertical-align="auto" style:line-height-at-least="0.2083in" fo:background-color="#282A36"/>
      <style:text-properties fo:hyphenate="true"/>
    </style:style>
    <style:style style:name="T85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86" style:parent-style-name="Policepardéfaut" style:family="text">
      <style:text-properties style:font-name-asian="Times New Roman" style:font-name-complex="Times New Roman" fo:color="#BD93F9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87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88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89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90" style:parent-style-name="Policepardéfaut" style:family="text">
      <style:text-properties style:font-name-asian="Times New Roman" style:font-name-complex="Times New Roman" fo:color="#FF79C6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91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92" style:parent-style-name="Policepardéfaut" style:family="text">
      <style:text-properties style:font-name-asian="Times New Roman" style:font-name-complex="Times New Roman" fo:color="#E9F284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93" style:parent-style-name="Policepardéfaut" style:family="text">
      <style:text-properties style:font-name-asian="Times New Roman" style:font-name-complex="Times New Roman" fo:color="#F1FA8C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94" style:parent-style-name="Policepardéfaut" style:family="text">
      <style:text-properties style:font-name-asian="Times New Roman" style:font-name-complex="Times New Roman" fo:color="#E9F284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T95" style:parent-style-name="Policepardéfaut" style:family="text"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/>
    </style:style>
    <style:style style:name="P96" style:parent-style-name="Normal" style:family="paragraph">
      <style:paragraph-properties fo:widows="2" fo:orphans="2" style:vertical-align="auto" style:line-height-at-least="0.2083in" fo:background-color="#282A36"/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 fo:hyphenate="true"/>
    </style:style>
    <style:style style:name="P97" style:parent-style-name="Normal" style:family="paragraph">
      <style:paragraph-properties fo:widows="2" fo:orphans="2" style:vertical-align="auto" style:line-height-at-least="0.2083in" fo:background-color="#282A36"/>
      <style:text-properties style:font-name-asian="Times New Roman" style:font-name-complex="Times New Roman" fo:color="#F8F8F2" style:letter-kerning="false" fo:font-size="11.5pt" style:font-size-asian="11.5pt" style:font-size-complex="11.5pt" fo:language="fr" fo:country="FR" style:language-asian="fr" style:country-asian="FR" style:language-complex="ar" style:country-complex="SA" fo:hyphenate="true"/>
    </style:style>
    <style:style style:name="P9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9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</office:automatic-styles>
  <office:body>
    <office:text text:use-soft-page-breaks="true">
      <text:h text:style-name="P1" text:outline-level="4">Les écouteurs "on" et les propriétés JavaScript</text:h>
      <text:list text:style-name="LFO1" text:continue-numbering="true">
        <text:list-item>
          <text:p text:style-name="P2"><text:span text:style-name="T3">onfocus</text:span><text:span text:style-name="T4"><text:s/>- Quand l'utilisateur sélectionne l'élément</text:span></text:p>
        </text:list-item>
        <text:list-item>
          <text:p text:style-name="P5"><text:span text:style-name="T6">onchange</text:span><text:span text:style-name="T7"><text:s/>- Quand l'utilisateur change la valeur de l'élément</text:span></text:p>
        </text:list-item>
        <text:list-item>
          <text:p text:style-name="P8"><text:span text:style-name="T9">onclick</text:span><text:span text:style-name="T10"><text:s/>- Quand l'utilisateur clique sur l'élément</text:span></text:p>
        </text:list-item>
        <text:list-item>
          <text:p text:style-name="P11"><text:span text:style-name="T12">ondblclick</text:span><text:span text:style-name="T13"><text:s/>- Quand<text:s/></text:span><text:span text:style-name="T14">l'utilisateur double-clique sur l'élément</text:span></text:p>
        </text:list-item>
        <text:list-item>
          <text:p text:style-name="P15"><text:span text:style-name="T16">onkeypress</text:span><text:span text:style-name="T17"><text:s/>- Quand l'utilisateur appuie sur une touche du clavier dans l'élément</text:span></text:p>
        </text:list-item>
      </text:list>
      <text:p text:style-name="P18"/>
      <text:h text:style-name="P19" text:outline-level="4">Les évènements avec addEventListener</text:h>
      <text:list text:style-name="LFO2" text:continue-numbering="true">
        <text:list-item>
          <text:p text:style-name="P20"><text:span text:style-name="T21">click</text:span><text:span text:style-name="T22"><text:s/>- Quand l'utilisateur clique sur l'élément</text:span></text:p>
        </text:list-item>
        <text:list-item>
          <text:p text:style-name="P23"><text:span text:style-name="T24">mouseover</text:span><text:span text:style-name="T25"><text:s/>- Quand l'utilisateur passe avec sa<text:s/></text:span><text:span text:style-name="T26">souris au-dessus d'un élément</text:span></text:p>
        </text:list-item>
        <text:list-item>
          <text:p text:style-name="P27"><text:span text:style-name="T28">mouseout</text:span><text:span text:style-name="T29"><text:s/>- Quand l'utilisateur sort avec sa souris d'un élément</text:span></text:p>
        </text:list-item>
        <text:list-item>
          <text:p text:style-name="P30"><text:span text:style-name="T31">copy</text:span><text:span text:style-name="T32"><text:s/>- Quand l'utilisateur copie un élément</text:span></text:p>
        </text:list-item>
        <text:list-item>
          <text:p text:style-name="P33"><text:span text:style-name="T34">cut</text:span><text:span text:style-name="T35"><text:s/>- Quand l'utilisateur coupe un élément</text:span></text:p>
        </text:list-item>
        <text:list-item>
          <text:p text:style-name="P36"><text:span text:style-name="T37">paste</text:span><text:span text:style-name="T38"><text:s/>- Quand l'utilisateur colle un élément</text:span></text:p>
        </text:list-item>
      </text:list>
      <text:p text:style-name="P39"/>
      <text:p text:style-name="P40"/>
      <text:p text:style-name="P41"/>
      <text:p text:style-name="P42"/>
      <text:p text:style-name="P43"/>
      <text:p text:style-name="P44"><text:span text:style-name="T45">let</text:span><text:span text:style-name="T46"><text:s/>seconde<text:s/></text:span><text:span text:style-name="T47">=</text:span><text:span text:style-name="T48"><text:s/></text:span><text:span text:style-name="T49">10</text:span><text:span text:style-name="T50">;</text:span></text:p>
      <text:p text:style-name="P51"><text:span text:style-name="T52">function</text:span><text:span text:style-name="T53"><text:s/></text:span><text:span text:style-name="T54">start</text:span><text:span text:style-name="T55">() {</text:span></text:p>
      <text:p text:style-name="P56"><text:span text:style-name="T57">    interval<text:s/></text:span><text:span text:style-name="T58">=</text:span><text:span text:style-name="T59"><text:s/></text:span><text:span text:style-name="T60">setInterval</text:span><text:span text:style-name="T61">(</text:span><text:span text:style-name="T62">decompte</text:span><text:span text:style-name="T63">,<text:s/></text:span><text:span text:style-name="T64">1000</text:span><text:span text:style-name="T65">);</text:span></text:p>
      <text:p text:style-name="P66">}</text:p>
      <text:p text:style-name="P67"><text:span text:style-name="T68">function</text:span><text:span text:style-name="T69"><text:s/></text:span><text:span text:style-name="T70">decompte</text:span><text:span text:style-name="T71">() {</text:span></text:p>
      <text:p text:style-name="P72"><text:span text:style-name="T73">   <text:s/></text:span><text:span text:style-name="T74">if</text:span><text:span text:style-name="T75"><text:s/>(seconde<text:s/></text:span><text:span text:style-name="T76">&gt;</text:span><text:span text:style-name="T77"><text:s/></text:span><text:span text:style-name="T78">0</text:span><text:span text:style-name="T79">) {</text:span></text:p>
      <text:p text:style-name="P80"><text:span text:style-name="T81">        seconde</text:span><text:span text:style-name="T82">--</text:span><text:span text:style-name="T83">;</text:span></text:p>
      <text:p text:style-name="P84"><text:span text:style-name="T85">       <text:s/></text:span><text:span text:style-name="T86">document</text:span><text:span text:style-name="T87">.body.innerHTML<text:s/></text:span><text:span text:style-name="T88">+=</text:span><text:span text:style-name="T89"><text:s/>seconde<text:s/></text:span><text:span text:style-name="T90">+</text:span><text:span text:style-name="T91"><text:s/></text:span><text:span text:style-name="T92">'</text:span><text:span text:style-name="T93">&lt;br&gt;</text:span><text:span text:style-name="T94">'</text:span><text:span text:style-name="T95">;</text:span></text:p>
      <text:p text:style-name="P96">    }</text:p>
      <text:p text:style-name="P97">}</text:p>
      <text:p text:style-name="P98"/>
      <text:p text:style-name="P9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4" style:display-name="Titre 4" style:family="paragraph" style:parent-style-name="Normal" style:default-outline-level="4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4Car" style:display-name="Titre 4 Car" style:family="text" style:parent-style-name="Policepardéfaut">
      <style:text-properties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wenael le pierres</dc:creator>
    <meta:creation-date>2009-04-16T11:32:00Z</meta:creation-date>
    <dc:date>2022-05-12T07:38:00Z</dc:date>
    <meta:template xlink:href="Normal.dotm" xlink:type="simple"/>
    <meta:editing-cycles>6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2" meta:character-count="928" meta:row-count="6" meta:non-whitespace-character-count="787"/>
  </office:meta>
</office:document-meta>
</file>